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D0000017CE0383BF2ED82E6F8.png" manifest:media-type="image/png"/>
  <manifest:file-entry manifest:full-path="Pictures/100002010000019D0000017C2941F4C621047F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9cee4" draw:textarea-horizontal-align="justify" draw:textarea-vertical-align="middle" draw:auto-grow-height="false" fo:min-height="11.95cm" fo:min-width="25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0.55cm" fo:min-width="13.7cm"/>
      <style:paragraph-properties style:writing-mode="lr-tb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1.85cm" fo:min-width="4.3cm"/>
      <style:paragraph-properties style:writing-mode="lr-tb"/>
    </style:style>
    <style:style style:name="gr4" style:family="graphic" style:parent-style-name="standard">
      <style:graphic-properties draw:fill="solid" draw:fill-color="#00ccff" draw:textarea-horizontal-align="justify" draw:textarea-vertical-align="middle" draw:auto-grow-height="false" fo:min-height="8.35cm" fo:min-width="3.6cm"/>
      <style:paragraph-properties style:writing-mode="lr-tb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3.746cm" fo:min-width="4.3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0.55cm" fo:min-width="4.4cm"/>
      <style:paragraph-properties style:writing-mode="lr-tb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8.35cm" fo:min-width="3.9cm"/>
      <style:paragraph-properties style:writing-mode="lr-tb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 fo:min-height="8.35cm" fo:min-width="3.6cm"/>
      <style:paragraph-properties style:writing-mode="lr-tb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35cm" fo:min-width="3.147cm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3.3cm"/>
      <style:paragraph-properties style:writing-mode="lr-tb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0.35cm" fo:min-width="3.3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1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-color="#b9cee4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size="20pt" fo:font-weight="bold" style:font-size-asian="18pt" style:font-size-complex="18pt"/>
    </style:style>
    <style:style style:name="P5" style:family="paragraph">
      <loext:graphic-properties draw:fill="solid" draw:fill-color="#00ccff"/>
      <style:paragraph-properties fo:text-align="center"/>
    </style:style>
    <style:style style:name="P6" style:family="paragraph">
      <loext:graphic-properties draw:fill="solid" draw:fill-color="#66ffff"/>
      <style:paragraph-properties fo:text-align="center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fo:font-style="italic" fo:font-weight="bold" style:font-size-asian="18pt" style:font-size-complex="18pt"/>
    </style:style>
    <style:style style:name="T2" style:family="text">
      <style:text-properties fo:font-size="20pt" fo:language="en" fo:country="US" fo:font-weight="bold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cm" svg:height="12.2cm" svg:x="1.9cm" svg:y="2.8cm">
          <text:p text:style-name="P1"><text:span text:style-name="T1">LaBox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2cm" svg:height="10.8cm" svg:x="13.4cm" svg:y="3.9cm">
          <text:p text:style-name="P1">Core 0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cm" svg:height="2.1cm" svg:x="22.5cm" svg:y="8.1cm">
          <text:p text:style-name="P1"><text:span text:style-name="T2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cm" svg:height="2.1cm" svg:x="22.5cm" svg:y="5.8cm">
          <text:p text:style-name="P1"><text:span text:style-name="T3">Locomotiv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cm" svg:height="8.6cm" svg:x="18.1cm" svg:y="5.8cm">
          <text:p text:style-name="P1"><text:span text:style-name="T3">DCCpp</text:span></text:p>
          <text:p text:style-name="P1"/>
          <text:p text:style-name="P1"><text:span text:style-name="T4">Turnouts</text:span></text:p>
          <text:p text:style-name="P1"><text:span text:style-name="T4">Sensors</text:span></text:p>
          <text:p text:style-name="P1">Outpu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cm" svg:height="3.996cm" draw:transform="skewX (-0.00191986217719376) rotate (-0.00191986217719389) translate (22.5cm 10.395cm)">
          <text:p text:style-name="P1"><text:span text:style-name="T3">H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9cm" svg:height="10.8cm" svg:x="2.1cm" svg:y="3.9cm">
          <text:p text:style-name="P1">Core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cm" svg:height="8.6cm" svg:x="2.3cm" svg:y="5.8cm">
          <text:p text:style-name="P1"><text:span text:style-name="T2">Throttles</text:span><text:span text:style-name="T3"> :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cm" svg:height="8.6cm" svg:x="13.7cm" svg:y="5.8cm">
          <text:p text:style-name="P1"><text:span text:style-name="T4">Converters</text:span> :</text:p>
          <text:p text:style-name="P1">Z21</text:p>
          <text:p text:style-name="P1">WiThrottle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647cm" svg:height="0.6cm" svg:x="2.653cm" svg:y="13.6cm">
          <text:p text:style-name="P1">Automatio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cm" svg:height="2cm" svg:x="2.6cm" svg:y="11.2cm">
          <text:p text:style-name="P1">Wifi</text:p>
          <text:p text:style-name="P1">JMRI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cm" svg:height="0.6cm" svg:x="2.6cm" svg:y="10.2cm">
          <text:p text:style-name="P1">Ethernet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cm" svg:height="0.6cm" svg:x="2.6cm" svg:y="9.2cm">
          <text:p text:style-name="P1"><text:span text:style-name="T4">Seria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76cm" svg:height="5.3cm" svg:x="7.3cm" svg:y="4cm">
          <draw:image xlink:href="Pictures/100002010000019D0000017CE0383BF2ED82E6F8.png" xlink:type="simple" xlink:show="embed" xlink:actuate="onLoad" draw:mime-type="image/png">
            <text:p/>
          </draw:image>
        </draw:frame>
        <draw:frame draw:style-name="gr12" draw:text-style-name="P8" draw:layer="layout" svg:width="5.841cm" svg:height="5.374cm" svg:x="7.259cm" svg:y="9.39cm">
          <draw:image xlink:href="Pictures/100002010000019D0000017C2941F4C621047F6C.png" xlink:type="simple" xlink:show="embed" xlink:actuate="onLoad" draw:mime-type="image/png">
            <text:p/>
          </draw:image>
        </draw:frame>
        <draw:custom-shape draw:style-name="gr13" draw:text-style-name="P1" draw:layer="layout" svg:width="1.6cm" svg:height="0.7cm" svg:x="6.1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6cm" svg:height="0.7cm" svg:x="12.9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6cm" svg:height="0.7cm" svg:x="17.3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4T13:00:53.919000000</meta:creation-date>
    <dc:date>2021-03-28T11:40:09.811000000</dc:date>
    <meta:editing-duration>PT1H57M4S</meta:editing-duration>
    <meta:editing-cycles>6</meta:editing-cycles>
    <meta:generator>LibreOffice/7.1.1.2$Windows_X86_64 LibreOffice_project/fe0b08f4af1bacafe4c7ecc87ce55bb426164676</meta:generator>
    <meta:document-statistic meta:object-count="18"/>
  </office:meta>
</office:document-meta>
</file>